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Heading1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ListParagraph" style:family="paragraph">
      <style:text-properties fo:language="en" fo:country="GB"/>
    </style:style>
    <style:style style:name="P6" style:parent-style-name="ListParagraph" style:family="paragraph">
      <style:text-properties fo:language="en" fo:country="GB"/>
    </style:style>
    <style:style style:name="P7" style:parent-style-name="ListParagraph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</office:automatic-styles>
  <office:body>
    <office:text text:use-soft-page-breaks="true">
      <text:p text:style-name="P1">Kranjo -<text:s/>Notes</text:p>
      <text:p text:style-name="P2"/>
      <text:h text:style-name="P3" text:outline-level="1">Fundamentals</text:h>
      <text:p text:style-name="P4">Kranjo<text:s/>will be<text:s/>a platform for local delivery services. We intend to create an app that has 3 portals:<text:s/></text:p>
      <text:list text:style-name="LFO1" text:continue-numbering="true">
        <text:list-item>
          <text:p text:style-name="P5">One for us, to manage everything</text:p>
        </text:list-item>
        <text:list-item>
          <text:p text:style-name="P6">One for vendors to manage and request deliveries</text:p>
        </text:list-item>
        <text:list-item>
          <text:p text:style-name="P7">One for general customers who want to have things delivered</text:p>
        </text:list-item>
      </text:list>
      <text:p text:style-name="P8"/>
      <text:p text:style-name="P9">This will be a web application, so that it can be accessed from any platform; tablets, PC – phones, etc.<text:s/></text:p>
      <text:p text:style-name="P10">Also, because developing an Objective-C app for iOS, and then a Java app for android, and then a Web one for browsers is just too time-consuming at this point in time.</text:p>
      <text:p text:style-name="P11">For that reason, I think the best thing to do now is spend time on a single application that can be used on all of those different platforms.<text:s/></text:p>
      <text:p text:style-name="P12"/>
      <text:h text:style-name="Heading1" text:outline-level="1">The idea</text:h>
      <text:p text:style-name="Normal">In simple words, the idea of this project is to create a delivery service that shop-owners and their customers can benefit from.<text:s/></text:p>
      <text:p text:style-name="Normal">We want to create a platform that sends out deliverymen on-request to stores that are registered with us; and they will be expected to pay £360 annually, £30 a month.</text:p>
      <text:p text:style-name="Normal">One of our marketing strategies will be to compare that annual £360 to a salary that they’d pay a driver, or otherwise just a comparison to how much they spend on deliveries, per year.</text:p>
      <text:p text:style-name="Normal">The app will essentially let shopkeepers request a deliveryman through the app.</text:p>
      <text:p text:style-name="Normal"/>
      <text:p text:style-name="Normal">One issue:<text:s/>why do customers need an app if the shopkeeper is the one who requests a driver.<text:s/>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onen Jump</meta:initial-creator>
    <dc:creator>Shonen Jump</dc:creator>
    <meta:creation-date>2017-07-26T08:10:00Z</meta:creation-date>
    <dc:date>2017-07-26T19:00:00Z</dc:date>
    <meta:template xlink:href="Normal.dotm" xlink:type="simple"/>
    <meta:editing-cycles>2</meta:editing-cycles>
    <meta:editing-duration>PT39000S</meta:editing-duration>
    <meta:document-statistic meta:page-count="1" meta:paragraph-count="2" meta:word-count="202" meta:character-count="1357" meta:row-count="9" meta:non-whitespace-character-count="1157"/>
  </office:meta>
</office:document-meta>
</file>